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Lucida Grande" svg:font-family="Lucida Grande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21.0pt"/>
    </style:style>
    <style:style style:name="P2" style:family="paragraph" style:parent-style-name="Standard">
      <style:paragraph-properties fo:line-height="115%"/>
      <style:text-properties style:font-name="Arial" fo:font-size="11.0pt"/>
    </style:style>
    <style:style style:name="P3" style:family="paragraph" style:parent-style-name="Standard">
      <style:paragraph-properties fo:line-height="115%"/>
      <style:text-properties style:font-name="Arial" fo:font-size="4.0pt"/>
    </style:style>
    <style:style style:name="P4" style:family="paragraph" style:parent-style-name="Standard">
      <style:text-properties style:font-name="Times" fo:font-size="16.0pt"/>
    </style:style>
    <style:style style:name="P5" style:family="paragraph" style:parent-style-name="Standard">
      <style:text-properties style:font-name="Times" fo:font-size="10.0pt"/>
    </style:style>
    <style:style style:name="P6" style:family="paragraph" style:parent-style-name="Standard">
      <style:paragraph-properties fo:text-align="center"/>
      <style:text-properties style:font-name="Times" fo:font-size="10.0pt"/>
    </style:style>
    <style:style style:name="P7" style:family="paragraph" style:parent-style-name="Standard">
      <style:text-properties style:font-name="Times" fo:font-size="11.0pt"/>
    </style:style>
    <style:style style:name="P8" style:family="paragraph" style:parent-style-name="Standard">
      <style:text-properties style:font-name="Times" fo:font-size="10.0pt" fo:color="#ffffff"/>
    </style:style>
    <style:style style:name="P9" style:family="paragraph" style:parent-style-name="Standard">
      <style:text-properties style:font-name="Times" fo:font-size="11.0pt" fo:color="#ffffff"/>
    </style:style>
    <style:style style:name="P10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/>
    </style:style>
    <style:style style:name="P1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 fo:color="#1155cc"/>
    </style:style>
    <style:style style:name="P12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Arial" fo:font-size="11.0pt"/>
    </style:style>
    <style:style style:name="P1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1.0pt"/>
    </style:style>
    <style:style style:name="P1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Lucida Grande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 fo:color="#1155cc"/>
    </style:style>
    <style:style style:name="T3" style:family="text">
      <style:text-properties style:text-underline-style="solid"/>
    </style:style>
    <style:style style:name="T4" style:family="text">
      <style:text-properties style:font-name="Arial"/>
    </style:style>
    <style:style style:name="T5" style:family="text">
      <style:text-properties style:font-name="Lucida Grande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Task, Action, Result | <text:line-break/></text:span>Writing Strong Resume Bullet Points</text:p>
      <text:p text:style-name="P2"/>
      <text:p text:style-name="P3"/>
      <text:p text:style-name="P4">Task, Action, Result Bullet Point Formulas</text:p>
      <text:p text:style-name="P5"><text:span text:style-name="T1"/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6"><text:span text:style-name="T1">1</text:span></text:p>
          </table:table-cell>
          <table:table-cell table:style-name="TableCell1">
            <text:p text:style-name="P7"><text:span text:style-name="T1">[Action Verb] + <text:s/>[Task] , resulting in [Metric]<text:line-break/></text:span>Ex: “Implemented XYZ, resulting in over $200k in annual revenue”</text:p>
          </table:table-cell>
        </table:table-row>
        <table:table-row>
          <table:table-cell table:style-name="TableCell1">
            <text:p text:style-name="P6"><text:span text:style-name="T1">2</text:span></text:p>
          </table:table-cell>
          <table:table-cell table:style-name="TableCell1">
            <text:p text:style-name="P7"><text:span text:style-name="T1">[Action Verb] + [Metric] + [Task]<text:line-break/></text:span>Ex: “Doubled revenue to $200k through the implementation of XYZ”</text:p>
          </table:table-cell>
        </table:table-row>
        <table:table-row>
          <table:table-cell table:style-name="TableCell1">
            <text:p text:style-name="P6"><text:span text:style-name="T1">3</text:span></text:p>
          </table:table-cell>
          <table:table-cell table:style-name="TableCell1">
            <text:p text:style-name="P7"><text:span text:style-name="T1">[Skill] + <text:s/>[What you did] , [Result/Outcome]<text:line-break/></text:span>Ex: “Trained, supervised and evaluated staff of 10 employees, enabling them to improve skills and achieve daily objectives”</text:p>
          </table:table-cell>
        </table:table-row>
      </table:table>
      <text:p text:style-name="P5"><text:span text:style-name="T1"><text:line-break/></text:span></text:p>
      <text:p text:style-name="P4">Instructions</text:p>
      <text:p text:style-name="P5"><text:span text:style-name="T1"/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8"><text:span text:style-name="T1">STEPS</text:span></text:p>
          </table:table-cell>
          <table:table-cell table:style-name="TableCell1">
            <text:p text:style-name="P9"><text:span text:style-name="T1">TIPS</text:span></text:p>
          </table:table-cell>
          <table:table-cell table:style-name="TableCell1">
            <text:p text:style-name="P9"><text:span text:style-name="T1">EXAMPLE</text:span></text:p>
          </table:table-cell>
        </table:table-row>
        <table:table-row>
          <table:table-cell table:style-name="TableCell1">
            <text:p text:style-name="P5"><text:span text:style-name="T1">1. Make a list of all the tasks/achievements you completed in your previous positions. </text:span></text:p>
          </table:table-cell>
          <table:table-cell table:style-name="TableCell1">
            <text:p text:style-name="P5">Consider accomplishments that occurred because you had specific, direct involvement.</text:p>
          </table:table-cell>
          <table:table-cell table:style-name="TableCell1">
            <text:p text:style-name="P5">Volunteered at service activities and fundraising events</text:p>
          </table:table-cell>
        </table:table-row>
        <table:table-row>
          <table:table-cell table:style-name="TableCell1">
            <text:p text:style-name="P5"><text:span text:style-name="T1">2. Refine the list and highlight transferable skills<text:line-break/></text:span></text:p>
          </table:table-cell>
          <table:table-cell table:style-name="TableCell1">
            <text:p text:style-name="P5">Determine which skill(s) of those align with your new career path, and remove the tasks that don’t show transferable skills. <text:line-break/><text:line-break/>Check out this professional skills list (<text:a xlink:type="simple" xlink:href="https://docs.google.com/document/d/1miXVvbzXhS7T0BxZjhUdgsWEsKfk2pXWUJUpxXJpE3s/edit"><text:span text:style-name="T2">SEI</text:span></text:a><text:s/>| <text:a xlink:type="simple" xlink:href="https://drive.google.com/open?id=16TgBZMRLmOb1jmZdkHYAyNpxSxuCNDM7"><text:span text:style-name="T2">UXDI</text:span></text:a>) to see what transferable skills you already have</text:p>
          </table:table-cell>
          <table:table-cell table:style-name="TableCell1">
            <text:p text:style-name="P5">Organized and participated in service activities and fundraisers</text:p>
          </table:table-cell>
        </table:table-row>
        <table:table-row>
          <table:table-cell table:style-name="TableCell1">
            <text:p text:style-name="P5"><text:span text:style-name="T1">3. Add important details to show the scope of work.</text:span></text:p>
          </table:table-cell>
          <table:table-cell table:style-name="TableCell1">
            <text:p text:style-name="P5">Get specific by<text:span text:style-name="T1"><text:s/></text:span>giving context to your trimmed list of accomplishments.</text:p>
          </table:table-cell>
          <table:table-cell table:style-name="TableCell1">
            <text:p text:style-name="P5">Organized and participated in 4 service activities and 3 fundraisers</text:p>
          </table:table-cell>
        </table:table-row>
        <table:table-row>
          <table:table-cell table:style-name="TableCell1">
            <text:p text:style-name="P5"><text:span text:style-name="T1">4. Concisely describe the impact / clear results of your work.</text:span></text:p>
          </table:table-cell>
          <table:table-cell table:style-name="TableCell1">
            <text:p text:style-name="P5">Show how you were successful and did your job well by calling out the outcomes using data/metrics. <text:line-break/>If you didn’t work with numbers in your previous roles, <text:a xlink:type="simple" xlink:href="https://www.themuse.com/advice/how-to-quantify-your-resume-bullets-when-you-dont-work-with-numbers"><text:span text:style-name="T2">check out this article</text:span></text:a></text:p>
          </table:table-cell>
          <table:table-cell table:style-name="TableCell1">
            <text:p text:style-name="P5">Organized and participated in 4 service activities and 3 fundraisers, resulting in the creation of a new social impact leadership team</text:p>
          </table:table-cell>
        </table:table-row>
      </table:table>
      <text:p text:style-name="P4"/>
      <text:p text:style-name="P4">Homework<text:line-break/></text:p>
      <text:list text:style-name="L1">
        <text:list-item>
          <text:p text:style-name="P10"><text:span text:style-name="T1">Complete a draft set of bullet points</text:span><text:s/>for each of your previous positions you held in the past (use Steps 1-4). Your goal is to write 3-5 bullet points for each role.<text:line-break/></text:p>
        </text:list-item>
        <text:list-item>
          <text:p text:style-name="P10"><text:span text:style-name="T1">Save your bullet points draft as a google doc and submit via Google Classroom.</text:span><text:s/>We will review the resume content in groups next week. </text:p>
        </text:list-item>
      </text:list>
      <text:p text:style-name="P7"/>
      <text:p text:style-name="P5"><text:span text:style-name="T1">RESOURCES:</text:span></text:p>
      <text:list text:style-name="L1">
        <text:list-item>
          <text:p text:style-name="P11"><text:a xlink:type="simple" xlink:href="https://www.jobscan.co/blog/20-ats-friendly-resume-templates/"><text:span text:style-name="T3">ATS Resume Templates</text:span></text:a></text:p>
        </text:list-item>
        <text:list-item>
          <text:p text:style-name="P11"><text:a xlink:type="simple" xlink:href="https://www.themuse.com/advice/185-powerful-verbs-that-will-make-your-resume-awesome"><text:span text:style-name="T3">185 Action Verbs</text:span></text:a></text:p>
        </text:list-item>
        <text:list-item>
          <text:p text:style-name="P11"><text:a xlink:type="simple" xlink:href="https://resumeworded.com/my-home.php"><text:span text:style-name="T3">Resumeworded.com</text:span></text:a></text:p>
        </text:list-item>
        <text:list-item>
          <text:p text:style-name="P11"><text:a xlink:type="simple" xlink:href="https://www.jobscan.co/blog/resume-accomplishments-examples/"><text:span text:style-name="T3">39 Resume Accomplishment Examples</text:span></text:a></text:p>
        </text:list-item>
        <text:list-item>
          <text:p text:style-name="P11"><text:a xlink:type="simple" xlink:href="https://www.themuse.com/advice/how-to-write-resume-bullets-thatll-make-the-hiring-manager-pay-attention"><text:span text:style-name="T3">How to Write Resume Bullets That’ll Make the Hiring Manager Pay Attention</text:span></text:a></text:p>
        </text:list-item>
      </text:list>
      <text:p text:style-name="P7"><text:span text:style-name="T1"/></text:p>
      <text:list text:style-name="L2">
        <text:list-item>
          <text:list>
            <text:list-item>
              <text:p text:style-name="P12"/>
            </text:list-item>
          </text:list>
        </text:list-item>
        <text:list-item>
          <text:p text:style-name="P10">chef`</text:p>
          <text:list>
            <text:list-item>
              <text:p text:style-name="P13">Successfully maintained team workflow, food costs and stock.</text:p>
            </text:list-item>
            <text:list-item>
              <text:p text:style-name="P13">created and optimized processes for efficient completion of tasks for team<text:span text:style-name="T4">.</text:span></text:p>
            </text:list-item>
          </text:list>
        </text:list-item>
        <text:list-item>
          <text:p text:style-name="P10">kitchen manager</text:p>
          <text:list>
            <text:list-item>
              <text:p text:style-name="P13">Introduced new menu items and personal recipes</text:p>
            </text:list-item>
            <text:list-item>
              <text:p text:style-name="P13">managed customer complaints</text:p>
            </text:list-item>
            <text:list-item>
              <text:p text:style-name="P13">organized schedules</text:p>
            </text:list-item>
          </text:list>
        </text:list-item>
        <text:list-item>
          <text:p text:style-name="P10">maintinance Diver</text:p>
          <text:list>
            <text:list-item>
              <text:p text:style-name="P13">self employed<text:tab/></text:p>
            </text:list-item>
            <text:list-item>
              <text:p text:style-name="P14">managed multiple accounts of customers on a regular schedule</text:p>
            </text:list-item>
            <text:list-item>
              <text:p text:style-name="P14">some repairs</text:p>
            </text:list-item>
            <text:list-item>
              <text:p text:style-name="P13"><text:span text:style-name="T5"/>interaction logs</text:p>
            </text:list-item>
          </text:list>
        </text:list-item>
        <text:list-item>
          <text:p text:style-name="P10">sales</text:p>
          <text:list>
            <text:list-item>
              <text:p text:style-name="P13">maintained competitive sales numbers as well as making top sales for the week on a regular occasion</text:p>
            </text:list-item>
            <text:list-item>
              <text:p text:style-name="P13">trained new hires with zero experience in sale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5</meta:generator>
  </office:meta>
</office:document-meta>
</file>